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ableToSendNotificationException.UnableToSendNotification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ableToSendNotificationException.UnableToSendNotification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